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eae7" officeooo:paragraph-rsid="00179cdd"/>
    </style:style>
    <style:style style:name="P2" style:family="paragraph" style:parent-style-name="Standard">
      <style:text-properties fo:font-weight="bold" officeooo:rsid="001eeae7" officeooo:paragraph-rsid="00179cdd" style:font-weight-asian="bold" style:font-weight-complex="bold"/>
    </style:style>
    <style:style style:name="P3" style:family="paragraph" style:parent-style-name="Standard">
      <style:text-properties officeooo:paragraph-rsid="00179cdd"/>
    </style:style>
    <style:style style:name="P4" style:family="paragraph" style:parent-style-name="Standard">
      <style:text-properties officeooo:rsid="001eeae7" officeooo:paragraph-rsid="00179cdd"/>
    </style:style>
    <style:style style:name="P5" style:family="paragraph" style:parent-style-name="Standard">
      <style:text-properties fo:font-weight="bold" officeooo:rsid="001eeae7" officeooo:paragraph-rsid="00179cdd" style:font-weight-asian="bold" style:font-weight-complex="bold"/>
    </style:style>
    <style:style style:name="P6" style:family="paragraph" style:parent-style-name="Standard">
      <style:text-properties fo:font-weight="bold" officeooo:rsid="0020ac18" officeooo:paragraph-rsid="00179cdd" style:font-weight-asian="bold" style:font-weight-complex="bold"/>
    </style:style>
    <style:style style:name="P7" style:family="paragraph" style:parent-style-name="Standard">
      <style:text-properties fo:font-weight="bold" officeooo:rsid="001827d6" officeooo:paragraph-rsid="001827d6" style:font-weight-asian="bold" style:font-weight-complex="bold"/>
    </style:style>
    <style:style style:name="P8" style:family="paragraph" style:parent-style-name="Standard">
      <style:text-properties fo:font-weight="normal" officeooo:rsid="0020ac18" officeooo:paragraph-rsid="00179cdd" style:font-weight-asian="normal" style:font-weight-complex="normal"/>
    </style:style>
    <style:style style:name="P9" style:family="paragraph" style:parent-style-name="Standard">
      <style:text-properties fo:font-weight="normal" officeooo:rsid="001827d6" officeooo:paragraph-rsid="001827d6" style:font-weight-asian="normal" style:font-weight-complex="normal"/>
    </style:style>
    <style:style style:name="T1" style:family="text">
      <style:text-properties officeooo:rsid="001ee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3">exam@debian:~/sales$ cd location1</text:p>
      <text:p text:style-name="P3">exam@debian:~/sales/location1$ cat&gt;&gt;sales1.txt</text:p>
      <text:p text:style-name="P3">it displays the information about sales1.</text:p>
      <text:p text:style-name="P3">exam@debian:~/sales/location1$ cat&gt;&gt;sales2.txt</text:p>
      <text:p text:style-name="P3">it displays the information about sales2.</text:p>
      <text:p text:style-name="P3">exam@debian:~/sales/location1$ cat&gt;&gt;sales3.txt</text:p>
      <text:p text:style-name="P3">it displays the information about sales3</text:p>
      <text:p text:style-name="P3">exam@debian:~/sales/location1$ cd ..</text:p>
      <text:p text:style-name="P3">exam@debian:~/sales$ mkdir location2</text:p>
      <text:p text:style-name="P3">exam@debian:~/sales$ cd location2</text:p>
      <text:p text:style-name="P3">exam@debian:~/sales/location2$ cat&gt;&gt;pur1</text:p>
      <text:p text:style-name="P3">pur1 in location2</text:p>
      <text:p text:style-name="P3">exam@debian:~/sales/location2$ cat&gt;&gt;pur2.txt</text:p>
      <text:p text:style-name="P3">pur2 in location2</text:p>
      <text:p text:style-name="P3">exam@debian:~/sales/location2$ cd ..</text:p>
      <text:p text:style-name="P3">exam@debian:~/sales$ mkdir location3</text:p>
      <text:p text:style-name="P3">exam@debian:~/sales$ cd location3</text:p>
      <text:p text:style-name="P3">exam@debian:~/sales/location3$ cat&gt;&gt;stock1.txt</text:p>
      <text:p text:style-name="P3">paste</text:p>
      <text:p text:style-name="P3">brush</text:p>
      <text:p text:style-name="P3">tonguecleaner</text:p>
      <text:p text:style-name="P3">soap</text:p>
      <text:p text:style-name="P3">dishwash</text:p>
      <text:p text:style-name="P3">pappad</text:p>
      <text:p text:style-name="P3">snacks</text:p>
      <text:p text:style-name="P3">biscuits</text:p>
      <text:p text:style-name="P3">chocolates</text:p>
      <text:p text:style-name="P3">vegetables</text:p>
      <text:p text:style-name="P3">fruits</text:p>
      <text:p text:style-name="P3">rice</text:p>
      <text:p text:style-name="P3">powders</text:p>
      <text:p text:style-name="P3">waterbottle</text:p>
      <text:p text:style-name="P3">exam@debian:~/sales/location3$ cat&gt;&gt;stock2.txt</text:p>
      <text:p text:style-name="P3">waterbootle</text:p>
      <text:p text:style-name="P3">book</text:p>
      <text:p text:style-name="P3">pen</text:p>
      <text:p text:style-name="P3">pencil</text:p>
      <text:p text:style-name="P3">sharpener</text:p>
      <text:p text:style-name="P3">eraser</text:p>
      <text:p text:style-name="P3">clip</text:p>
      <text:p text:style-name="P3">exam@debian:~/sales/location3$ cd ..</text:p>
      <text:p text:style-name="P3"/>
      <text:p text:style-name="P2">q4)</text:p>
      <text:p text:style-name="P3">exam@debian:~/sales$ cd location<text:span text:style-name="T1">3</text:span></text:p>
      <text:p text:style-name="P3">exam@debian:~/sales/location3$ head -n 10 stock1.txt</text:p>
      <text:p text:style-name="P3">paste</text:p>
      <text:p text:style-name="P3">brush</text:p>
      <text:p text:style-name="P3">tonguecleaner</text:p>
      <text:p text:style-name="P3">soap</text:p>
      <text:p text:style-name="P3">dishwash</text:p>
      <text:p text:style-name="P3">pappad</text:p>
      <text:p text:style-name="P3"><text:soft-page-break/>snacks</text:p>
      <text:p text:style-name="P3">biscuits</text:p>
      <text:p text:style-name="P3">chocolates</text:p>
      <text:p text:style-name="P3">vegetables</text:p>
      <text:p text:style-name="P2">q5)</text:p>
      <text:p text:style-name="P3">exam@debian:~/sales$ ls -la |more</text:p>
      <text:p text:style-name="P3">total 20</text:p>
      <text:p text:style-name="P3">drwxr-xr-x <text:s/>5 exam exam 4096 Oct <text:s/>8 14:32 .</text:p>
      <text:p text:style-name="P3">drwxr-xr-x 20 exam exam 4096 Oct <text:s/>8 14:27 ..</text:p>
      <text:p text:style-name="P3">drwxr-xr-x <text:s/>2 exam exam 4096 Oct <text:s/>8 14:30 location1</text:p>
      <text:p text:style-name="P3">drwxr-xr-x <text:s/>2 exam exam 4096 Oct <text:s/>8 14:35 location2</text:p>
      <text:p text:style-name="P3">drwxr-xr-x <text:s/>2 exam exam 4096 Oct <text:s/>8 14:40 location3</text:p>
      <text:p text:style-name="P3"/>
      <text:p text:style-name="P2">q3)</text:p>
      <text:p text:style-name="P1">exam@debian:~/sales/location3$ chmod u+rwx stock3.txt</text:p>
      <text:p text:style-name="P1">exam@debian:~/sales/location3$ ls</text:p>
      <text:p text:style-name="P1">stock1.txt <text:s/>stock2.txt <text:s/>stock3.txt</text:p>
      <text:p text:style-name="P1">exam@debian:~/sales/location3$ ls -la |more</text:p>
      <text:p text:style-name="P1">total 16</text:p>
      <text:p text:style-name="P1">drwxr-xr-x 2 exam exam 4096 Oct <text:s/>8 14:40 .</text:p>
      <text:p text:style-name="P1">drwxr-xr-x 5 exam exam 4096 Oct <text:s/>8 14:32 ..</text:p>
      <text:p text:style-name="P1">-rw-r--r-- 1 exam exam <text:s/>117 Oct <text:s/>8 14:34 stock1.txt</text:p>
      <text:p text:style-name="P1">-rw-r--r-- 1 exam exam <text:s text:c="2"/>50 Oct <text:s/>8 14:34 stock2.txt</text:p>
      <text:p text:style-name="P1">-rwx------ 1 exam exam <text:s text:c="3"/>0 Oct <text:s/>8 14:40 stock3.txt</text:p>
      <text:p text:style-name="P2"><text:s text:c="2"/></text:p>
      <text:p text:style-name="P6">q1)</text:p>
      <text:p text:style-name="P8">exam@debian:~/sales/location2$ cat pur1 pur2.txt&gt;&gt;pur3.txt</text:p>
      <text:p text:style-name="P8">exam@debian:~/sales/location2$ cat pur3.txt</text:p>
      <text:p text:style-name="P8">pur1 in location2</text:p>
      <text:p text:style-name="P8">pur2 in location2</text:p>
      <text:p text:style-name="P8"/>
      <text:p text:style-name="P8"/>
      <text:p text:style-name="P8"/>
      <text:p text:style-name="P7">program code</text:p>
      <text:p text:style-name="P9">echo -e "menu \n 1)volume of sphere \n 2)volume of cube \n 3) volume of cylinder\n"</text:p>
      <text:p text:style-name="P9">echo "enter your choice:"</text:p>
      <text:p text:style-name="P9">read ch</text:p>
      <text:p text:style-name="P9">case $ch in</text:p>
      <text:p text:style-name="P9"><text:s text:c="4"/>1)echo "enter the radius:"</text:p>
      <text:p text:style-name="P9"><text:s text:c="6"/>read r</text:p>
      <text:p text:style-name="P9"><text:s text:c="6"/>volume=`expr 4 \* 3 * 22 \*7 <text:s/>* $r * $r * $r `</text:p>
      <text:p text:style-name="P9"><text:s text:c="6"/>echo "volume of the sphere:" </text:p>
      <text:p text:style-name="P9"><text:s text:c="6"/>echo $volume1</text:p>
      <text:p text:style-name="P9"><text:s text:c="6"/>;;</text:p>
      <text:p text:style-name="P9"><text:s text:c="6"/>2)echo "enter the side:"</text:p>
      <text:p text:style-name="P9"><text:tab/>read a</text:p>
      <text:p text:style-name="P9"><text:tab/>volume = `expr $a * $a * $a ` </text:p>
      <text:p text:style-name="P9"><text:tab/>echo "volume of the cube:"</text:p>
      <text:p text:style-name="P9"><text:s text:c="8"/>echo "$volume"</text:p>
      <text:p text:style-name="P9"><text:tab/>;;</text:p>
      <text:p text:style-name="P9"><text:s text:c="5"/>3)echo "enter the radius:"</text:p>
      <text:p text:style-name="P9"><text:tab/> <text:s/>read r</text:p>
      <text:p text:style-name="P9"><text:soft-page-break/><text:tab/> <text:s/>echo "enter the height:"</text:p>
      <text:p text:style-name="P9"><text:tab/> <text:s/>read h</text:p>
      <text:p text:style-name="P9"><text:tab/> <text:s/>volume = `expr <text:s/>$r * $r * $h `</text:p>
      <text:p text:style-name="P9"><text:tab/> <text:s/>volume1=`expr $volume1 * <text:s/>22 \*7 `</text:p>
      <text:p text:style-name="P9"><text:tab/> <text:s/>echo "volume of the cylinder:"</text:p>
      <text:p text:style-name="P9"><text:s text:c="10"/>echo "$volume"</text:p>
      <text:p text:style-name="P9"><text:tab/> <text:s/>;;</text:p>
      <text:p text:style-name="P9"><text:s text:c="6"/>esac</text:p>
      <text:p text:style-name="P7"/>
      <text:p text:style-name="P6">output:</text:p>
      <text:p text:style-name="P1">exam@debian:~$ bash volume.sh</text:p>
      <text:p text:style-name="P1">menu </text:p>
      <text:p text:style-name="P1"><text:s/>1)volume of sphere </text:p>
      <text:p text:style-name="P1"><text:s/>2)volume of cube </text:p>
      <text:p text:style-name="P1"><text:s/>3) volume of cylinder</text:p>
      <text:p text:style-name="P1"/>
      <text:p text:style-name="P1">enter your choice:</text:p>
      <text:p text:style-name="P1">1</text:p>
      <text:p text:style-name="P1">enter the radius:</text:p>
      <text:p text:style-name="P1">2</text:p>
      <text:p text:style-name="P1"/>
      <text:p text:style-name="P1">volume of the spher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16:42.120599488</meta:creation-date>
    <dc:date>2021-10-08T16:24:52.016405421</dc:date>
    <meta:editing-duration>PT2M50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3" meta:paragraph-count="118" meta:word-count="373" meta:character-count="2687" meta:non-whitespace-character-count="2304"/>
  </office:meta>
</office:document-meta>
</file>